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style:font-size-asian="20pt" style:font-size-complex="2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Sinestro Corps War Giant Sized Deck</text:p>
      <text:p text:style-name="Standard"/>
      <text:p text:style-name="Standard"/>
      <text:p text:style-name="Standard"/>
      <text:p text:style-name="Standard">The order of the Avatars should be:</text:p>
      <text:p text:style-name="Standard">Sinestro (out all the time)</text:p>
      <text:p text:style-name="Standard">Players</text:p>
      <text:p text:style-name="Standard">I was originally intending to make this for up to five players, as in my group when we play Galactus, there are usually one or two people who have to sit out or play solo matches. I've been testing against three decks and it is almost definately too strong for three decks, right now I'm thinking four, because five decks can pack A LOT of punch. Also, with five decks it would end up just being a lot of direct attacking, which isn't really that fun.</text:p>
      <text:p text:style-name="Standard"/>
      <text:p text:style-name="Standard">Set Up</text:p>
      <text:p text:style-name="Standard">At the start of play, put the Sinestro avatar into play (100 endurance). The other avatars are put in order face down (so the Emerald Allies don't know who they are). The Emerald Allies start the game with 150 endurance (I'm not 100% on this number yet). Each player shuffles his ally deck and puts it facedown somewhere on his playing field. Each player shuffles the condition deck and it goes somewhere near the Sinestro avatar. The Sinestro player draws 7 lays three resources (similar to Galactus) and other players draw their starting hands as normal. The Sinestro player draws three cards per turn instead of two.</text:p>
      <text:p text:style-name="Standard"/>
      <text:p text:style-name="Standard">Avatars</text:p>
      <text:p text:style-name="Standard">Avatars represent the different key players in the Sinestro Corps War. Each one has an endurance total. Once that endurance total reaches 0 the Avatar is immediately destroyed. Avatars can be targeted and attack in only the same manner as "Opponents". The Sinestro Avatar cannot be targeted or attacked while another Avatar is in play.</text:p>
      <text:p text:style-name="Standard"/>
      <text:p text:style-name="Standard">Condtion Deck</text:p>
      <text:p text:style-name="Standard">The condition deck, and cards in it cannot be targeted or attacked in any way, except by other condition cards. A condition card is flipped after the end of a round, before the new round begins starting after the second round (similar to Galactus). A condition card can have the following texts on it: Initiative, Effect, Objective, Success, Failure. Initiative dictates which side have the initiative that round (unlike Galactus, Sinestro does not always build first.) Effect is the text that comes into play as soon as the card is flipped. Objective is a conition that must be met. Success means that if the objective is completed this text comes into play and the failure text does not. Failure means if the object is not passed this text comes into play and the success text does not.</text:p>
      <text:p text:style-name="Standard"/>
      <text:p text:style-name="Standard">Ally Deck</text:p>
      <text:p text:style-name="Standard">This is a side deck of cards that, while in the deck, can only be targeted by Condition cards and Avatars. Once the characters are brought into play, however, they can be targeted as normal.</text:p>
      <text:p text:style-name="Standard"/>
      <text:p text:style-name="Standard">Emerald Allies</text:p>
      <text:p text:style-name="Standard">The rules for the Emerald Alies follow the Galactus rules as far as the crossing over of one affiliation per player, and players can target friendly characters with plot twists and the like.</text:p>
      <text:p text:style-name="Standard"/>
      <text:p text:style-name="Standard"/>
      <text:p text:style-name="Standard"><text:soft-page-break/></text:p>
      <text:p text:style-name="Standard"/>
      <text:p text:style-name="Standard"/>
      <text:p text:style-name="Standard"/>
      <text:p text:style-name="P1">Order of Avatars:</text:p>
      <text:p text:style-name="P1"/>
      <text:p text:style-name="P1">Parallax (Comes out start of third turn)</text:p>
      <text:p text:style-name="P1">Cyborg (Comes out start of turn after Parallax)</text:p>
      <text:p text:style-name="P1">Superman Prime (Comes out start of turn after Cyborg)</text:p>
      <text:p text:style-name="P1">Anti Monitor (Comes out start of turn after Superman Prime)</text:p>
      <text:p text:style-name="P1"/>
      <text:p text:style-name="P1">Main Deck</text:p>
      <text:p text:style-name="P1">3x Fatality</text:p>
      <text:p text:style-name="P1">3x Yellow Lantern</text:p>
      <text:p text:style-name="P1">3x Karusil</text:p>
      <text:p text:style-name="P1">3x Kryb</text:p>
      <text:p text:style-name="P1">3x Lyssa Drak</text:p>
      <text:p text:style-name="P1">3x Romat Ru</text:p>
      <text:p text:style-name="P1">3x Arkill (2nd in Command)</text:p>
      <text:p text:style-name="P1">3x Enkafos</text:p>
      <text:p text:style-name="P1">3x Despotellis</text:p>
      <text:p text:style-name="P1">5x Children of the White Lobe</text:p>
      <text:p text:style-name="P1">5x Manhunter Soldier</text:p>
      <text:p text:style-name="P1">1x Ranx</text:p>
      <text:p text:style-name="P1">2x Arkillo (Bitter Rival)</text:p>
      <text:p text:style-name="P1">2x Amon Sur</text:p>
      <text:p text:style-name="P1">2x Death Wish</text:p>
      <text:p text:style-name="P1">2x Fear Itself</text:p>
      <text:p text:style-name="P1">2x Metallic Legions</text:p>
      <text:p text:style-name="P1">2x Perfect Destruction</text:p>
      <text:p text:style-name="P1">2x Who's Next</text:p>
      <text:p text:style-name="P1">2x Book of Parallax</text:p>
      <text:p text:style-name="P1">2x Sinestro's Might</text:p>
      <text:p text:style-name="P1">2x Join the Corps</text:p>
      <text:p text:style-name="P1">2x Instill Great Fear</text:p>
      <text:p text:style-name="P1"/>
      <text:p text:style-name="P1">Condition Deck</text:p>
      <text:p text:style-name="P1">Each Card x2</text:p>
      <text:p text:style-name="P1"/>
      <text:p text:style-name="P1">Ally Decks</text:p>
      <text:p text:style-name="P1">Each Card x2</text:p>
      <text:p text:style-name="Standard"/>
      <text:p text:style-name="Standard"/>
      <text:p text:style-name="Standard"/>
      <text:p text:style-name="Standard"/>
      <text:p text:style-name="Standard"/>
      <text:p text:style-name="Standard"/>
      <text:p text:style-name="P1">http://w11.zetaboards.com/vssystem/topic/7113783/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eph Tufo</meta:initial-creator>
    <meta:creation-date>2014-09-03T22:16:54.27</meta:creation-date>
    <meta:document-statistic meta:table-count="0" meta:image-count="0" meta:object-count="0" meta:page-count="2" meta:paragraph-count="49" meta:word-count="603" meta:character-count="3418"/>
    <dc:date>2014-09-03T22:21:22.74</dc:date>
    <dc:creator>Joseph Tufo</dc:creator>
    <meta:editing-duration>PT4M29S</meta:editing-duration>
    <meta:editing-cycles>1</meta:editing-cycles>
    <meta:generator>OpenOffice/4.0.0$Win32 OpenOffice.org_project/400m3$Build-9702</meta:generator>
  </office:meta>
</office:document-meta>
</file>